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e0cd" officeooo:paragraph-rsid="0011e0cd"/>
    </style:style>
    <style:style style:name="P2" style:family="paragraph" style:parent-style-name="Standard">
      <style:text-properties fo:font-size="20pt" fo:font-weight="bold" officeooo:rsid="0011e0cd" officeooo:paragraph-rsid="0011e0cd" style:font-weight-asian="bold" style:font-weight-complex="bold"/>
    </style:style>
    <style:style style:name="P3" style:family="paragraph" style:parent-style-name="Standard">
      <style:text-properties fo:font-size="22pt" fo:font-weight="bold" officeooo:rsid="0011e0cd" officeooo:paragraph-rsid="0011e0c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20pt" fo:font-weight="bold" style:font-weight-asian="bold" style:font-weight-complex="bold"/>
    </style:style>
    <style:style style:name="T6" style:family="text">
      <style:text-properties fo:font-size="22pt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w Vetter</text:p>
      <text:p text:style-name="P1">CSCI 161 </text:p>
      <text:p text:style-name="P1">Lab 102 </text:p>
      <text:p text:style-name="P1"/>
      <text:p text:style-name="P1"><text:span text:style-name="T6">Client</text:span> </text:p>
      <text:p text:style-name="P1">import java.util.Random;</text:p>
      <text:p text:style-name="P1">/**</text:p>
      <text:p text:style-name="P1"><text:s/>* the client class that tests Scores class and bag class</text:p>
      <text:p text:style-name="P1"><text:s/>* @author Andrew Vetter</text:p>
      <text:p text:style-name="P1"><text:s/>* @version 01/28/18</text:p>
      <text:p text:style-name="P1"><text:s/>*/</text:p>
      <text:p text:style-name="P1">public class Client {</text:p>
      <text:p text:style-name="P1"/>
      <text:p text:style-name="P1"><text:s text:c="4"/>/**</text:p>
      <text:p text:style-name="P1"><text:s text:c="5"/>* @param args the command line arguments</text:p>
      <text:p text:style-name="P1"><text:s text:c="5"/>*/</text:p>
      <text:p text:style-name="P1"><text:s text:c="4"/>public static void main(String[] args) {</text:p>
      <text:p text:style-name="P1"><text:s text:c="7"/></text:p>
      <text:p text:style-name="P1"><text:s text:c="8"/>System.out.println("Beginning of client. Lab 102\n\n");</text:p>
      <text:p text:style-name="P1"/>
      <text:p text:style-name="P1"><text:s text:c="8"/>//create a sack of random numbers </text:p>
      <text:p text:style-name="P1"><text:s text:c="8"/>Scores sack = new Scores(100);</text:p>
      <text:p text:style-name="P1"><text:s text:c="8"/></text:p>
      <text:p text:style-name="P1"><text:s text:c="8"/>System.out.println("populating sack with random numbers. ");</text:p>
      <text:p text:style-name="P1"><text:s text:c="8"/>//polulate sack with 100 random numbers</text:p>
      <text:p text:style-name="P1"><text:s text:c="8"/>Random rand = new Random();</text:p>
      <text:p text:style-name="P1"><text:s text:c="8"/>for(int i = 0; i &lt;100; i++){</text:p>
      <text:p text:style-name="P1"><text:s text:c="12"/>//add random value from -100 to 100</text:p>
      <text:p text:style-name="P1"><text:s text:c="12"/>sack.add(rand.nextInt(200)-100);</text:p>
      <text:p text:style-name="P1"><text:s text:c="8"/>}</text:p>
      <text:p text:style-name="P1"><text:s text:c="8"/></text:p>
      <text:p text:style-name="P1"><text:s text:c="8"/>//print everything </text:p>
      <text:p text:style-name="P1"><text:s text:c="8"/>System.out.println(sack);</text:p>
      <text:p text:style-name="P1"><text:s text:c="8"/></text:p>
      <text:p text:style-name="P1"><text:s text:c="8"/>sack.add(86);</text:p>
      <text:p text:style-name="P1"><text:s text:c="8"/></text:p>
      <text:p text:style-name="P1"><text:s text:c="8"/>System.out.println("current size of sack: "+ sack.getCurrentSize());</text:p>
      <text:p text:style-name="P1"><text:s text:c="8"/></text:p>
      <text:p text:style-name="P1"><text:s text:c="8"/>sack.remove();</text:p>
      <text:p text:style-name="P1"><text:s text:c="8"/></text:p>
      <text:p text:style-name="P1"><text:s text:c="8"/>int index75 = sack.get(75);</text:p>
      <text:p text:style-name="P1"><text:s text:c="8"/></text:p>
      <text:p text:style-name="P1"><text:s text:c="8"/>System.out.println("frequency of the number at the 75th index: "+ sack.getFrequencyOf(index75));</text:p>
      <text:p text:style-name="P1"><text:s text:c="8"/></text:p>
      <text:p text:style-name="P1"><text:s text:c="8"/>sack.remove(index75);</text:p>
      <text:p text:style-name="P1"><text:s text:c="8"/></text:p>
      <text:p text:style-name="P1"><text:soft-page-break/><text:s text:c="8"/>System.out.println("frequency of the number at the 75th index after removing one : "+ sack.getFrequencyOf(index75));</text:p>
      <text:p text:style-name="P1"><text:s text:c="8"/></text:p>
      <text:p text:style-name="P1"><text:s text:c="8"/>System.out.println("frequency of the number 86: "+ sack.getFrequencyOf(86));</text:p>
      <text:p text:style-name="P1"><text:s text:c="8"/></text:p>
      <text:p text:style-name="P1"><text:s text:c="8"/>if(sack.contains(86)){</text:p>
      <text:p text:style-name="P1"><text:s text:c="12"/>System.out.println("we got the number 86 in there!!\n");</text:p>
      <text:p text:style-name="P1"><text:s text:c="8"/>}else{</text:p>
      <text:p text:style-name="P1"><text:s text:c="12"/>System.out.println("we don't have 86, sorry lads\n");</text:p>
      <text:p text:style-name="P1"><text:s text:c="8"/>}</text:p>
      <text:p text:style-name="P1"><text:s text:c="8"/></text:p>
      <text:p text:style-name="P1"><text:s text:c="8"/></text:p>
      <text:p text:style-name="P1"><text:s text:c="8"/>System.out.println("we're done for the day boys. Lab 102 finished");</text:p>
      <text:p text:style-name="P1"/>
      <text:p text:style-name="P1"><text:s text:c="4"/>}</text:p>
      <text:p text:style-name="P1"><text:s text:c="4"/></text:p>
      <text:p text:style-name="P1">}</text:p>
      <text:p text:style-name="P1"/>
      <text:p text:style-name="P2">Scores class</text:p>
      <text:p text:style-name="P1">import java.util.Random; </text:p>
      <text:p text:style-name="P1">/**</text:p>
      <text:p text:style-name="P1"><text:s/>*</text:p>
      <text:p text:style-name="P1"><text:s/>* @author Andrew Vetter</text:p>
      <text:p text:style-name="P1"><text:s/>* @verson 01/30/18</text:p>
      <text:p text:style-name="P1"><text:s/>* The scores class implements the bag class. </text:p>
      <text:p text:style-name="P1"><text:s/>* it's a simple class that handles like the Array class</text:p>
      <text:p text:style-name="P1"><text:s/>*/</text:p>
      <text:p text:style-name="P1">public class Scores implements Bag{</text:p>
      <text:p text:style-name="P1"/>
      <text:p text:style-name="P1"><text:s text:c="4"/>private int[] list;</text:p>
      <text:p text:style-name="P1"><text:s text:c="4"/></text:p>
      <text:p text:style-name="P1"><text:s text:c="4"/>private int count;</text:p>
      <text:p text:style-name="P1"><text:s text:c="12"/></text:p>
      <text:p text:style-name="P1"><text:s text:c="2"/>/***</text:p>
      <text:p text:style-name="P1"><text:s text:c="3"/>* a basic constructor that initalize it <text:s/></text:p>
      <text:p text:style-name="P1"><text:s text:c="3"/>*/</text:p>
      <text:p text:style-name="P1"><text:s text:c="4"/>public Scores(){</text:p>
      <text:p text:style-name="P1"><text:s text:c="8"/>this.list = new int[50];</text:p>
      <text:p text:style-name="P1"><text:s text:c="8"/>count = 0;</text:p>
      <text:p text:style-name="P1"><text:s text:c="4"/>}</text:p>
      <text:p text:style-name="P1"><text:s text:c="4"/>/***</text:p>
      <text:p text:style-name="P1"><text:s text:c="5"/>* a constructor that inits list to size</text:p>
      <text:p text:style-name="P1"><text:s text:c="5"/>* @param size the size of list </text:p>
      <text:p text:style-name="P1"><text:s text:c="5"/>*/</text:p>
      <text:p text:style-name="P1"><text:s text:c="4"/>public Scores(int size){</text:p>
      <text:p text:style-name="P1"><text:s text:c="8"/>this.list = new int[size];</text:p>
      <text:p text:style-name="P1"><text:s text:c="8"/>count = 0;</text:p>
      <text:p text:style-name="P1"><text:s text:c="4"/>}</text:p>
      <text:p text:style-name="P1"><text:soft-page-break/><text:s text:c="4"/>/***</text:p>
      <text:p text:style-name="P1"><text:s text:c="5"/>* gets the current size of the array</text:p>
      <text:p text:style-name="P1"><text:s text:c="5"/>* @return the size of the populated array </text:p>
      <text:p text:style-name="P1"><text:s text:c="5"/>*/</text:p>
      <text:p text:style-name="P1"><text:s text:c="4"/>@Override</text:p>
      <text:p text:style-name="P1"><text:s text:c="4"/>public int getCurrentSize() {</text:p>
      <text:p text:style-name="P1"><text:s text:c="8"/>return count;</text:p>
      <text:p text:style-name="P1"><text:s text:c="4"/>}</text:p>
      <text:p text:style-name="P1"><text:s text:c="4"/>/***</text:p>
      <text:p text:style-name="P1"><text:s text:c="5"/>* </text:p>
      <text:p text:style-name="P1"><text:s text:c="5"/>* @return true if empty, else false</text:p>
      <text:p text:style-name="P1"><text:s text:c="5"/>*/</text:p>
      <text:p text:style-name="P1"><text:s text:c="4"/>@Override</text:p>
      <text:p text:style-name="P1"><text:s text:c="4"/>public boolean isEmpty() {</text:p>
      <text:p text:style-name="P1"><text:s text:c="8"/>return (count==0);</text:p>
      <text:p text:style-name="P1"><text:s text:c="4"/>}</text:p>
      <text:p text:style-name="P1"><text:s text:c="4"/>/***</text:p>
      <text:p text:style-name="P1"><text:s text:c="5"/>* adds a number to the array </text:p>
      <text:p text:style-name="P1"><text:s text:c="5"/>* @param num </text:p>
      <text:p text:style-name="P1"><text:s text:c="5"/>*/</text:p>
      <text:p text:style-name="P1"><text:s text:c="4"/>@Override</text:p>
      <text:p text:style-name="P1"><text:s text:c="4"/>public void add(int num) {</text:p>
      <text:p text:style-name="P1"><text:s text:c="8"/>//check if list is maxed out </text:p>
      <text:p text:style-name="P1">// <text:s text:c="7"/>System.out.println("length of list" + list.length + " count: "+ count);</text:p>
      <text:p text:style-name="P1"><text:s text:c="8"/>if(list.length == count ){</text:p>
      <text:p text:style-name="P1">// <text:s text:c="11"/>System.out.println("in the if ");</text:p>
      <text:p text:style-name="P1"><text:s text:c="12"/>//create temp list 2x the size of list </text:p>
      <text:p text:style-name="P1"><text:s text:c="12"/>int[] temp = new int[count*2];</text:p>
      <text:p text:style-name="P1"><text:s text:c="12"/></text:p>
      <text:p text:style-name="P1"><text:s text:c="12"/>//copy stuff from list to temp </text:p>
      <text:p text:style-name="P1"><text:s text:c="12"/>for(int i = 0; i&lt;count; i++){</text:p>
      <text:p text:style-name="P1"><text:s text:c="16"/>temp[i] = list[i];</text:p>
      <text:p text:style-name="P1"><text:s text:c="12"/>}</text:p>
      <text:p text:style-name="P1"><text:s text:c="12"/></text:p>
      <text:p text:style-name="P1"><text:s text:c="12"/>list = temp;</text:p>
      <text:p text:style-name="P1"><text:s text:c="11"/>//clear temp</text:p>
      <text:p text:style-name="P1">// <text:s text:c="10"/>temp = null;</text:p>
      <text:p text:style-name="P1"><text:s text:c="8"/>}</text:p>
      <text:p text:style-name="P1"><text:s text:c="8"/>//add num to end and increase count</text:p>
      <text:p text:style-name="P1"><text:s text:c="8"/>list[count++] = num;</text:p>
      <text:p text:style-name="P1"><text:s text:c="4"/>}</text:p>
      <text:p text:style-name="P1"><text:s text:c="4"/>/***</text:p>
      <text:p text:style-name="P1"><text:s text:c="5"/>* removes a random number from the array and fills the hole </text:p>
      <text:p text:style-name="P1"><text:s text:c="5"/>*/</text:p>
      <text:p text:style-name="P1"><text:s text:c="4"/>@Override</text:p>
      <text:p text:style-name="P1"><text:s text:c="4"/>public void remove() {</text:p>
      <text:p text:style-name="P1"><text:s text:c="8"/></text:p>
      <text:p text:style-name="P1"><text:s text:c="8"/>Random rand = new Random();</text:p>
      <text:p text:style-name="P1"><text:s text:c="8"/>int num = rand.nextInt(count);</text:p>
      <text:p text:style-name="P1"><text:soft-page-break/><text:s text:c="7"/></text:p>
      <text:p text:style-name="P1"><text:s text:c="8"/>for(int i=num;i&lt;count; i++ ){</text:p>
      <text:p text:style-name="P1"><text:s text:c="12"/>list[i] = list[i+1];</text:p>
      <text:p text:style-name="P1"><text:s text:c="8"/>}</text:p>
      <text:p text:style-name="P1"><text:s text:c="4"/>}</text:p>
      <text:p text:style-name="P1"><text:s text:c="4"/>/***</text:p>
      <text:p text:style-name="P1"><text:s text:c="5"/>* removes the first instance of num </text:p>
      <text:p text:style-name="P1"><text:s text:c="5"/>* @param num </text:p>
      <text:p text:style-name="P1"><text:s text:c="5"/>*/</text:p>
      <text:p text:style-name="P1"><text:s text:c="4"/>@Override</text:p>
      <text:p text:style-name="P1"><text:s text:c="4"/>public void remove(int num) {</text:p>
      <text:p text:style-name="P1"><text:s text:c="8"/></text:p>
      <text:p text:style-name="P1"><text:s text:c="8"/>//look for num and i</text:p>
      <text:p text:style-name="P1"><text:s text:c="8"/>for(int i = 0; i &lt;count; i++){</text:p>
      <text:p text:style-name="P1"><text:s text:c="12"/></text:p>
      <text:p text:style-name="P1"><text:s text:c="12"/>//see if it contains num </text:p>
      <text:p text:style-name="P1"><text:s text:c="12"/>if(list[i]==num){</text:p>
      <text:p text:style-name="P1"><text:s text:c="16"/>//store location of i</text:p>
      <text:p text:style-name="P1"><text:s text:c="16"/>for(int k = i;k&lt;count-1; k++){</text:p>
      <text:p text:style-name="P1"><text:s text:c="20"/>list[i] = list[i+1];</text:p>
      <text:p text:style-name="P1"><text:s text:c="16"/>}</text:p>
      <text:p text:style-name="P1"><text:s text:c="16"/>count--;</text:p>
      <text:p text:style-name="P1"><text:s text:c="16"/>break;</text:p>
      <text:p text:style-name="P1"><text:s text:c="12"/>}</text:p>
      <text:p text:style-name="P1"><text:s text:c="8"/>}</text:p>
      <text:p text:style-name="P1"><text:s text:c="4"/>}</text:p>
      <text:p text:style-name="P1"><text:s text:c="4"/>/***</text:p>
      <text:p text:style-name="P1"><text:s text:c="5"/>* returns the number at index i </text:p>
      <text:p text:style-name="P1"><text:s text:c="5"/>* @param i</text:p>
      <text:p text:style-name="P1"><text:s text:c="5"/>* @return </text:p>
      <text:p text:style-name="P1"><text:s text:c="5"/>*/</text:p>
      <text:p text:style-name="P1"><text:s text:c="4"/>public int get(int i) {</text:p>
      <text:p text:style-name="P1"><text:s text:c="8"/></text:p>
      <text:p text:style-name="P1"><text:s text:c="8"/>if( i &lt;= count ){</text:p>
      <text:p text:style-name="P1"><text:s text:c="12"/>return list[i];</text:p>
      <text:p text:style-name="P1"><text:s text:c="8"/>}else{</text:p>
      <text:p text:style-name="P1"><text:s text:c="12"/>throw new ArrayIndexOutOfBoundsException();</text:p>
      <text:p text:style-name="P1"><text:s text:c="8"/>}</text:p>
      <text:p text:style-name="P1"><text:s text:c="4"/>}</text:p>
      <text:p text:style-name="P1"><text:s text:c="4"/>/***</text:p>
      <text:p text:style-name="P1"><text:s text:c="5"/>* clears out the list </text:p>
      <text:p text:style-name="P1"><text:s text:c="5"/>*/</text:p>
      <text:p text:style-name="P1"><text:s text:c="4"/>@Override</text:p>
      <text:p text:style-name="P1"><text:s text:c="4"/>public void clear() {</text:p>
      <text:p text:style-name="P1"><text:s text:c="8"/></text:p>
      <text:p text:style-name="P1"><text:s text:c="8"/>this.list = null; </text:p>
      <text:p text:style-name="P1"><text:s text:c="8"/>this.count = 0;</text:p>
      <text:p text:style-name="P1"><text:s text:c="4"/>}</text:p>
      <text:p text:style-name="P1"><text:s text:c="4"/>/***</text:p>
      <text:p text:style-name="P1"><text:soft-page-break/><text:s text:c="5"/>* returns the frequency of Num </text:p>
      <text:p text:style-name="P1"><text:s text:c="5"/>* @param num</text:p>
      <text:p text:style-name="P1"><text:s text:c="5"/>* @return </text:p>
      <text:p text:style-name="P1"><text:s text:c="5"/>*/</text:p>
      <text:p text:style-name="P1"><text:s text:c="4"/>@Override</text:p>
      <text:p text:style-name="P1"><text:s text:c="4"/>public int getFrequencyOf(int num) {</text:p>
      <text:p text:style-name="P1"><text:s text:c="8"/>// check if we have values</text:p>
      <text:p text:style-name="P1"><text:s text:c="8"/>if(count == 0){</text:p>
      <text:p text:style-name="P1"><text:s text:c="14"/>return 0;</text:p>
      <text:p text:style-name="P1"><text:s text:c="8"/>}</text:p>
      <text:p text:style-name="P1"><text:s text:c="8"/>//create frequency holder</text:p>
      <text:p text:style-name="P1"><text:s text:c="8"/>int numCount= 0;</text:p>
      <text:p text:style-name="P1"><text:s text:c="8"/>for(int i = 0; i &lt;count; i++){</text:p>
      <text:p text:style-name="P1"><text:s text:c="12"/>//count the number of times the num is in the array</text:p>
      <text:p text:style-name="P1"><text:s text:c="12"/>if(list[i]==num){</text:p>
      <text:p text:style-name="P1"><text:s text:c="16"/>numCount++;</text:p>
      <text:p text:style-name="P1"><text:s text:c="12"/>}</text:p>
      <text:p text:style-name="P1"><text:s text:c="8"/>}</text:p>
      <text:p text:style-name="P1"><text:s text:c="8"/>return numCount;</text:p>
      <text:p text:style-name="P1"><text:s text:c="4"/>}</text:p>
      <text:p text:style-name="P1"><text:s text:c="4"/>/***</text:p>
      <text:p text:style-name="P1"><text:s text:c="5"/>* returns true if it contains num, otherwise false</text:p>
      <text:p text:style-name="P1"><text:s text:c="5"/>* @param num</text:p>
      <text:p text:style-name="P1"><text:s text:c="5"/>* @return </text:p>
      <text:p text:style-name="P1"><text:s text:c="5"/>*/</text:p>
      <text:p text:style-name="P1"><text:s text:c="4"/>@Override</text:p>
      <text:p text:style-name="P1"><text:s text:c="4"/>public boolean contains(int num) {</text:p>
      <text:p text:style-name="P1"><text:s text:c="8"/>//make sure we have an array to check</text:p>
      <text:p text:style-name="P1"><text:s text:c="8"/>if(count == 0){</text:p>
      <text:p text:style-name="P1"><text:s text:c="14"/>return false;</text:p>
      <text:p text:style-name="P1"><text:s text:c="8"/>}</text:p>
      <text:p text:style-name="P1"><text:s text:c="8"/>//look for num and return true</text:p>
      <text:p text:style-name="P1"><text:s text:c="8"/>for(int i = 0; i &lt;count; i++){</text:p>
      <text:p text:style-name="P1"><text:s text:c="12"/></text:p>
      <text:p text:style-name="P1"><text:s text:c="12"/>//see if it contains num </text:p>
      <text:p text:style-name="P1"><text:s text:c="12"/>if(list[i]==num){</text:p>
      <text:p text:style-name="P1"><text:s text:c="16"/>return true;</text:p>
      <text:p text:style-name="P1"><text:s text:c="12"/>}</text:p>
      <text:p text:style-name="P1"><text:s text:c="8"/>}</text:p>
      <text:p text:style-name="P1"><text:s text:c="8"/></text:p>
      <text:p text:style-name="P1"><text:s text:c="8"/>return false;</text:p>
      <text:p text:style-name="P1"><text:s text:c="4"/>}</text:p>
      <text:p text:style-name="P1"><text:s text:c="4"/>/***</text:p>
      <text:p text:style-name="P1"><text:s text:c="5"/>* To string method returns name of class and list of all elements in the array</text:p>
      <text:p text:style-name="P1"><text:s text:c="5"/>* @return </text:p>
      <text:p text:style-name="P1"><text:s text:c="5"/>*/</text:p>
      <text:p text:style-name="P1"><text:s text:c="4"/>public String toString(){</text:p>
      <text:p text:style-name="P1"><text:s text:c="8"/>String temp = new String();</text:p>
      <text:p text:style-name="P1"><text:s text:c="8"/></text:p>
      <text:p text:style-name="P1"><text:soft-page-break/><text:s text:c="8"/>temp = temp + getClass().getName() + "@";</text:p>
      <text:p text:style-name="P1"><text:s text:c="8"/></text:p>
      <text:p text:style-name="P1"><text:s text:c="8"/>for(int i =0; i &lt;count; i++){</text:p>
      <text:p text:style-name="P1"><text:s text:c="12"/>temp+=list[i] + ":";</text:p>
      <text:p text:style-name="P1"><text:s text:c="8"/>}</text:p>
      <text:p text:style-name="P1"><text:s text:c="8"/></text:p>
      <text:p text:style-name="P1"><text:s text:c="8"/>return temp;</text:p>
      <text:p text:style-name="P1"><text:s text:c="4"/>}</text:p>
      <text:p text:style-name="P1"><text:s text:c="4"/>/***</text:p>
      <text:p text:style-name="P1"><text:s text:c="5"/>* equals function returns true if the function is equivelent</text:p>
      <text:p text:style-name="P1"><text:s text:c="5"/>* @param o</text:p>
      <text:p text:style-name="P1"><text:s text:c="5"/>* @return </text:p>
      <text:p text:style-name="P1"><text:s text:c="5"/>*/</text:p>
      <text:p text:style-name="P1"><text:s text:c="4"/>public boolean equals(Object o){</text:p>
      <text:p text:style-name="P1"><text:s text:c="8"/></text:p>
      <text:p text:style-name="P1"><text:s text:c="8"/>if(!(o instanceof Scores)){</text:p>
      <text:p text:style-name="P1"><text:s text:c="12"/>return false;</text:p>
      <text:p text:style-name="P1"><text:s text:c="8"/>}</text:p>
      <text:p text:style-name="P1"><text:s text:c="8"/></text:p>
      <text:p text:style-name="P1"><text:s text:c="8"/>Scores s = (Scores) o;</text:p>
      <text:p text:style-name="P1"><text:s text:c="8"/></text:p>
      <text:p text:style-name="P1"><text:s text:c="8"/>if(this.count != s.count){</text:p>
      <text:p text:style-name="P1"><text:s text:c="12"/>return false; </text:p>
      <text:p text:style-name="P1"><text:s text:c="8"/>}</text:p>
      <text:p text:style-name="P1"><text:s text:c="8"/></text:p>
      <text:p text:style-name="P1"><text:s text:c="8"/>for(int i=0; i &lt; count; i++){</text:p>
      <text:p text:style-name="P1"><text:s text:c="12"/>if(this.list[i] != s.list[i]){</text:p>
      <text:p text:style-name="P1"><text:s text:c="16"/>return false;</text:p>
      <text:p text:style-name="P1"><text:s text:c="12"/>}</text:p>
      <text:p text:style-name="P1"><text:s text:c="8"/>}</text:p>
      <text:p text:style-name="P1"><text:s text:c="8"/></text:p>
      <text:p text:style-name="P1"><text:s text:c="8"/>return true;</text:p>
      <text:p text:style-name="P1"><text:s text:c="8"/></text:p>
      <text:p text:style-name="P1"><text:s text:c="4"/>}</text:p>
      <text:p text:style-name="P1">}</text:p>
      <text:p text:style-name="P1"/>
      <text:p text:style-name="P2">Bag interface </text:p>
      <text:p text:style-name="P1"/>
      <text:p text:style-name="P1">/**</text:p>
      <text:p text:style-name="P1"><text:s/>*</text:p>
      <text:p text:style-name="P1"><text:s/>* @author Andrew Vetter</text:p>
      <text:p text:style-name="P1"><text:s/>* @version 01/30/18</text:p>
      <text:p text:style-name="P1"><text:s/>* INterface that defines methods for Scores </text:p>
      <text:p text:style-name="P1"><text:s/>*/</text:p>
      <text:p text:style-name="P1">public interface Bag {</text:p>
      <text:p text:style-name="P1"><text:s text:c="4"/></text:p>
      <text:p text:style-name="P1"><text:s text:c="4"/>int getCurrentSize();</text:p>
      <text:p text:style-name="P1"><text:s text:c="3"/></text:p>
      <text:p text:style-name="P1"><text:soft-page-break/><text:s text:c="4"/>boolean isEmpty();</text:p>
      <text:p text:style-name="P1"><text:s text:c="4"/></text:p>
      <text:p text:style-name="P1"><text:s text:c="4"/>void add( int num );</text:p>
      <text:p text:style-name="P1"><text:s text:c="4"/></text:p>
      <text:p text:style-name="P1"><text:s text:c="4"/>void remove( );</text:p>
      <text:p text:style-name="P1"><text:s text:c="4"/></text:p>
      <text:p text:style-name="P1"><text:s text:c="4"/>void remove(int num);</text:p>
      <text:p text:style-name="P1"><text:s text:c="4"/></text:p>
      <text:p text:style-name="P1"><text:s text:c="4"/>void clear( );</text:p>
      <text:p text:style-name="P1"><text:s text:c="4"/></text:p>
      <text:p text:style-name="P1"><text:s text:c="4"/>int getFrequencyOf( int num );</text:p>
      <text:p text:style-name="P1"><text:s text:c="4"/></text:p>
      <text:p text:style-name="P1"><text:s text:c="4"/>boolean contains( int num );</text:p>
      <text:p text:style-name="P1"><text:s text:c="4"/></text:p>
      <text:p text:style-name="P1"><text:s text:c="4"/>String toString();</text:p>
      <text:p text:style-name="P1"><text:s text:c="4"/></text:p>
      <text:p text:style-name="P1"><text:s text:c="4"/>boolean equals(Object o);</text:p>
      <text:p text:style-name="P1"><text:s text:c="4"/></text:p>
      <text:p text:style-name="P1">}</text:p>
      <text:p text:style-name="P1"/>
      <text:p text:style-name="P3">output</text:p>
      <text:p text:style-name="P3"/>
      <text:p text:style-name="P1">run:</text:p>
      <text:p text:style-name="P1">Beginning of client. Lab 102</text:p>
      <text:p text:style-name="P1"/>
      <text:p text:style-name="P1"/>
      <text:p text:style-name="P1">populating sack with random numbers. </text:p>
      <text:p text:style-name="P1">Scores@15:10:-80:-50:-53:-34:67:32:73:-61:28:-7:63:49:66:26:-72:-83:-21:-56:-8:-94:78:-31:-61:30:68:86:90:-56:-21:51:-93:-27:1:57:92:34:1:45:-69:-100:-11:82:-91:99:25:81:33:13:71:-95:-16:-9:-99:-55:-84:-35:39:-47:-46:-37:57:89:-59:44:62:57:-88:-89:-82:64:16:-45:47:-55:-60:79:-85:23:66:-45:10:-55:-57:-11:-28:32:-38:-28:61:-51:-19:-95:61:55:33:-77:19:-77:</text:p>
      <text:p text:style-name="P1">current size of sack: 101</text:p>
      <text:p text:style-name="P1">frequency of the number at the 75th index: 3</text:p>
      <text:p text:style-name="P1">frequency of the number at the 75th index after removing one : 2</text:p>
      <text:p text:style-name="P1">frequency of the number 86: 2</text:p>
      <text:p text:style-name="P1">we got the number 86 in there!!</text:p>
      <text:p text:style-name="P1"/>
      <text:p text:style-name="P1">we're done for the day boys. Lab 102 finished</text:p>
      <text:p text:style-name="P1">BUILD SUCCESSFUL (total time: 0 second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2:43:00.767502004</meta:creation-date>
    <dc:date>2018-01-30T12:45:46.853626461</dc:date>
    <meta:editing-duration>PT2M46S</meta:editing-duration>
    <meta:editing-cycles>1</meta:editing-cycles>
    <meta:document-statistic meta:table-count="0" meta:image-count="0" meta:object-count="0" meta:page-count="7" meta:paragraph-count="311" meta:word-count="895" meta:character-count="7440" meta:non-whitespace-character-count="4828"/>
    <meta:generator>LibreOffice/5.4.4.2$Linux_X86_64 LibreOffice_project/40m0$Build-2</meta:generator>
  </office:meta>
</office:document-meta>
</file>